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034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9"/>
        <table:table-column table:style-name="co5" table:number-columns-repeated="7" table:default-cell-style-name="ce11"/>
        <table:table-column table:style-name="co4" table:number-columns-repeated="1015" table:default-cell-style-name="Default"/>
        <table:table-row table:style-name="ro3">
          <table:table-cell table:style-name="ce1"/>
          <table:table-cell table:style-name="ce5" office:value-type="string" table:number-columns-spanned="8" table:number-rows-spanned="1">
            <text:p>Sprint Burndown Chart</text:p>
          </table:table-cell>
          <table:covered-table-cell table:number-columns-repeated="7" table:style-name="Default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6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7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8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>
            <text:p>Givet att fönster med tumnagelbilder inte är öppna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string">
            <text:p>När användaren klickar på ikonen</text:p>
          </table:table-cell>
          <table:table-cell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Så visas ett fönster med en ram runt</text:p>
          </table:table-cell>
          <table:table-cell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Och fönstret har en ikon samt text i vänster hörn</text:p>
          </table:table-cell>
          <table:table-cell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Och fönstret har en statusrad för att skriva ut information</text:p>
          </table:table-cell>
          <table:table-cell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Och fönstret innehåller valbara bakgrundsbilder</text:p>
          </table:table-cell>
          <table:table-cell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Och valbara bakgrundsbilder ska ligga i lika stora boxar som automatiskt anpassas efter högsta respektive bredaste bilden</text:p>
          </table:table-cell>
          <table:table-cell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Och samtliga valbara bakgrundsbilder finns tillgängliga i fönstret (ev med scrollbar)</text:p>
          </table:table-cell>
          <table:table-cell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Och om serveranrop drar ut på tiden ska texten ”Laddar...” visas</text:p>
          </table:table-cell>
          <table:table-cell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Och fönstret har en tilltalande layout :-)</text:p>
          </table:table-cell>
          <table:table-cell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0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0">
            <text:p>0</text:p>
          </table:table-cell>
          <table:table-cell table:style-name="ce4" table:formula="of:=SUM([.G3:.G6];[.G9:.G18])" office:value-type="float" office:value="0">
            <text:p>0</text:p>
          </table:table-cell>
          <table:table-cell table:style-name="ce4" table:formula="of:=SUM([.H3:.H6];[.H9:.H18])" office:value-type="float" office:value="0">
            <text:p>0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2">
          <table:table-cell table:style-name="Default" office:value-type="string">
            <text:p>Optimalt enligt linjär fördelning</text:p>
          </table:table-cell>
          <table:table-cell table:style-name="Default"/>
          <table:table-cell table:style-name="Default" table:formula="of:=+[.$B19]/7*6" office:value-type="float" office:value="24">
            <text:p>24</text:p>
          </table:table-cell>
          <table:table-cell table:style-name="Default" table:formula="of:=+[.$B19]/7*5" office:value-type="float" office:value="20">
            <text:p>20</text:p>
          </table:table-cell>
          <table:table-cell table:style-name="Default" table:formula="of:=+[.$B19]/7*4" office:value-type="float" office:value="16">
            <text:p>16</text:p>
          </table:table-cell>
          <table:table-cell table:style-name="Default" table:formula="of:=+[.$B19]/7*3" office:value-type="float" office:value="12">
            <text:p>12</text:p>
          </table:table-cell>
          <table:table-cell table:style-name="Default" table:formula="of:=+[.$B19]/7*2" office:value-type="float" office:value="8">
            <text:p>8</text:p>
          </table:table-cell>
          <table:table-cell table:style-name="Default" table:formula="of:=+[.$B19]/7*1" office:value-type="float" office:value="4">
            <text:p>4</text:p>
          </table:table-cell>
          <table:table-cell table:style-name="Default" table:formula="of:=+[.$B19]/7*0" office:value-type="float" office:value="0">
            <text:p>0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2013-12-30</text:date>, <text:time>21:3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3-12-30T21:37:15.21</dc:date>
    <dc:creator>Lotta Onsö</dc:creator>
    <meta:editing-duration>P1DT2H30M6S</meta:editing-duration>
    <meta:editing-cycles>6</meta:editing-cycles>
    <meta:generator>OpenOffice/4.0.0$Win32 OpenOffice.org_project/400m3$Build-9702</meta:generator>
    <meta:document-statistic meta:table-count="3" meta:cell-count="88" meta:object-count="0"/>
  </office:meta>
</office:document-meta>
</file>